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1264" calcext:value-type="float">
            <text:p>51.2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3728" calcext:value-type="float">
            <text:p>51.1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204" calcext:value-type="float">
            <text:p>50.6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8904" calcext:value-type="float">
            <text:p>51.4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1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3488" calcext:value-type="float">
            <text:p>49.2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0464" calcext:value-type="float">
            <text:p>48.6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0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3072" calcext:value-type="float">
            <text:p>48.9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2928" calcext:value-type="float">
            <text:p>48.5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1928" calcext:value-type="float">
            <text:p>48.1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9008" calcext:value-type="float">
            <text:p>47.6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7984" calcext:value-type="float">
            <text:p>47.8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9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7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302</text:p>
          </table:table-cell>
          <table:table-cell office:value-type="string" calcext:value-type="string">
            <text:p>197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